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0pt" fo:language="de" fo:country="DE" fo:font-weight="bold" officeooo:paragraph-rsid="0001d26b" style:font-size-asian="10pt" style:font-weight-asian="bold" style:font-size-complex="10pt" style:font-weight-complex="bold"/>
    </style:style>
    <style:style style:name="P2" style:family="paragraph" style:parent-style-name="Standard">
      <style:text-properties style:font-name="Courier New" fo:font-size="10pt" fo:language="de" fo:country="DE" officeooo:paragraph-rsid="0001d26b" style:font-size-asian="10pt" style:font-size-complex="10pt"/>
    </style:style>
    <style:style style:name="P3" style:family="paragraph" style:parent-style-name="Standard">
      <style:text-properties style:font-name="Courier New" fo:font-size="10pt" fo:language="de" fo:country="DE" officeooo:rsid="000222a0" officeooo:paragraph-rsid="000222a0" style:font-size-asian="10pt" style:font-size-complex="10pt"/>
    </style:style>
    <style:style style:name="P4" style:family="paragraph" style:parent-style-name="Standard">
      <style:text-properties style:font-name="Courier New" fo:font-size="10pt" fo:language="de" fo:country="DE" officeooo:rsid="0004f7ca" officeooo:paragraph-rsid="0004f7ca" style:font-size-asian="10pt" style:font-size-complex="10pt"/>
    </style:style>
    <style:style style:name="P5" style:family="paragraph" style:parent-style-name="Standard">
      <style:text-properties style:font-name="Courier New" fo:font-size="10pt" fo:language="de" fo:country="DE" officeooo:rsid="0005331b" officeooo:paragraph-rsid="0005331b" style:font-size-asian="10pt" style:font-size-complex="10pt"/>
    </style:style>
    <style:style style:name="T1" style:family="text">
      <style:text-properties fo:font-style="italic" style:font-style-asian="italic"/>
    </style:style>
    <style:style style:name="T2" style:family="text">
      <style:text-properties officeooo:rsid="000222a0"/>
    </style:style>
    <style:style style:name="T3" style:family="text">
      <style:text-properties officeooo:rsid="00032c75"/>
    </style:style>
    <style:style style:name="T4" style:family="text">
      <style:text-properties officeooo:rsid="0005331b"/>
    </style:style>
    <style:style style:name="T5" style:family="text">
      <style:text-properties officeooo:rsid="000620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zur Mühlen, M., &amp; Hansmann, H. (2008). Workflowmanagement. In J. Becker, M. Kugler, &amp; M. Rosemann (Eds.), <text:span text:style-name="T1">Prozessmanagement</text:span> (6. Auflage, pp. 373–408). Springer Berlin Heidelberg.</text:p>
      <text:p text:style-name="P2"/>
      <text:p text:style-name="P3">Dieses Kapitel des Buches befasst sich mit Workflowmanagement. Es werden Grundlagen erläutert, Einsatzgebiete aufgezeigt, sowie ein Vorgehensmodell zur Einführung von Workflowmanagementsystemen vorgestellt. Zudem wird über die Nutzenpotenziale durch Workflowmanagementsysteme disskutiert <text:span text:style-name="T3">und deren Risiken</text:span>. <text:span text:style-name="T3">Die Autoren gehen jeweils auch auf die Wurzeln des Workflowmanagement aus den 70er Jahren ein.</text:span></text:p>
      <text:p text:style-name="P4">Die Themen sind allgemein und im Stil eines Lehrbuchs gehalten. Im eher praxis orientierten Abschnitt über die Einführung von <text:span text:style-name="T2">Workflowmanagementsystemen</text:span> werden unter anderem Bewertungskriterien für Nutzenpotenziale deren <text:span text:style-name="T4">Priorisierung.</text:span></text:p>
      <text:p text:style-name="P5">Dieses Kapitel eignet sich hervorragend für <text:span text:style-name="T5">die zu erstellende Ausarbeitung, da die Thematik zeitlos gewählt ist und somit eine optimale Grundlage darstell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8T12:06:23.784000000</meta:creation-date>
    <dc:date>2016-05-18T20:14:50.472000000</dc:date>
    <meta:editing-duration>PT2M51S</meta:editing-duration>
    <meta:editing-cycles>2</meta:editing-cycles>
    <meta:generator>LibreOffice/5.0.6.3$Windows_x86 LibreOffice_project/490fc03b25318460cfc54456516ea2519c11d1aa</meta:generator>
    <meta:document-statistic meta:table-count="0" meta:image-count="0" meta:object-count="0" meta:page-count="1" meta:paragraph-count="4" meta:word-count="124" meta:character-count="971" meta:non-whitespace-character-count="852"/>
  </office:meta>
</office:document-meta>
</file>